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30000009DE9413A9A.png" manifest:media-type="image/png"/>
  <manifest:file-entry manifest:full-path="Pictures/100000010000027F000001BE6A92C6F9.png" manifest:media-type="image/png"/>
  <manifest:file-entry manifest:full-path="Pictures/10000001000002860000019CFC103798.png" manifest:media-type="image/png"/>
  <manifest:file-entry manifest:full-path="Pictures/10000001000001CE0000014F193592C6.png" manifest:media-type="image/png"/>
  <manifest:file-entry manifest:full-path="Pictures/10000001000000B0000000A1A03B752D.png" manifest:media-type="image/png"/>
  <manifest:file-entry manifest:full-path="Pictures/1000000100000193000000914588944F.png" manifest:media-type="image/png"/>
  <manifest:file-entry manifest:full-path="Pictures/10000001000000F000000034124FC0DA.png" manifest:media-type="image/png"/>
  <manifest:file-entry manifest:full-path="Pictures/10000001000000DC0000004EE58294F3.png" manifest:media-type="image/png"/>
  <manifest:file-entry manifest:full-path="Pictures/10000001000001D10000014F42927CE6.png" manifest:media-type="image/png"/>
  <manifest:file-entry manifest:full-path="Pictures/10000001000001280000008864C6718F.png" manifest:media-type="image/png"/>
  <manifest:file-entry manifest:full-path="Pictures/10000001000000A600000098E27B350E.png" manifest:media-type="image/png"/>
  <manifest:file-entry manifest:full-path="Pictures/10000001000001D10000014D0C4B1B7D.png" manifest:media-type="image/png"/>
  <manifest:file-entry manifest:full-path="Pictures/100000000000005400000032FBE8D2C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use-window-font-color="true" loext:opacity="0%" fo:background-color="transparent"/>
    </style:style>
    <style:style style:name="P2" style:family="paragraph" style:parent-style-name="Standard">
      <style:paragraph-properties fo:margin-top="0cm" fo:margin-bottom="0cm" style:contextual-spacing="false" fo:text-align="justify" style:justify-single-word="false" fo:orphans="2" fo:widows="2" fo:hyphenation-ladder-count="no-limit"/>
      <style:text-properties style:font-name="Calibri" fo:font-size="11pt" fo:language="es" fo:country="ES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justify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paragraph-rsid="0090d1da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paragraph-rsid="009bd1e6"/>
    </style:style>
    <style:style style:name="P6" style:family="paragraph" style:parent-style-name="Standard">
      <style:paragraph-properties fo:text-align="justify" style:justify-single-word="false"/>
      <style:text-properties fo:language="es" fo:country="ES" fo:background-color="#ffff00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paragraph-rsid="00f6fe50"/>
    </style:style>
    <style:style style:name="P9" style:family="paragraph" style:parent-style-name="Standard">
      <style:paragraph-properties fo:text-align="justify" style:justify-single-word="false"/>
      <style:text-properties fo:language="es" fo:country="ES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s" fo:country="ES" fo:font-weight="bold" fo:background-color="#ffff0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s" fo:country="ES" officeooo:rsid="00922f52"/>
    </style:style>
    <style:style style:name="P12" style:family="paragraph" style:parent-style-name="Standard">
      <style:paragraph-properties fo:text-align="justify" style:justify-single-word="false"/>
      <style:text-properties fo:language="es" fo:country="ES" officeooo:rsid="0090d1da" officeooo:paragraph-rsid="0090d1da"/>
    </style:style>
    <style:style style:name="P13" style:family="paragraph" style:parent-style-name="Standard">
      <style:paragraph-properties fo:text-align="justify" style:justify-single-word="false"/>
      <style:text-properties fo:language="es" fo:country="ES" officeooo:rsid="00a7a377"/>
    </style:style>
    <style:style style:name="P14" style:family="paragraph" style:parent-style-name="Standard">
      <style:paragraph-properties fo:text-align="justify" style:justify-single-word="false"/>
      <style:text-properties fo:language="es" fo:country="ES" officeooo:rsid="00b17cce"/>
    </style:style>
    <style:style style:name="P15" style:family="paragraph" style:parent-style-name="Standard">
      <style:paragraph-properties fo:text-align="justify" style:justify-single-word="false"/>
      <style:text-properties fo:language="es" fo:country="ES" officeooo:rsid="00e639b1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 fo:break-before="page"/>
      <style:text-properties fo:language="es" fo:country="ES" officeooo:rsid="00eff993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rsid="00f1b74d" officeooo:paragraph-rsid="00f1b74d"/>
    </style:style>
    <style:style style:name="P18" style:family="paragraph" style:parent-style-name="Standard">
      <style:paragraph-properties fo:text-align="justify" style:justify-single-word="false"/>
      <style:text-properties fo:color="#ed7d31" loext:opacity="100%" fo:language="es" fo:country="ES" fo:font-weight="bold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ff0000" loext:opacity="100%" fo:language="es" fo:country="ES" fo:font-weight="bold" officeooo:rsid="0054c7f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70ad47" loext:opacity="100%" fo:language="es" fo:country="ES" fo:font-weight="bol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ff33cc" loext:opacity="100%" fo:language="es" fo:country="ES" fo:font-weight="bold" style:font-weight-asian="bold" style:font-weight-complex="bold"/>
    </style:style>
    <style:style style:name="P22" style:family="paragraph" style:parent-style-name="Standard">
      <style:paragraph-properties fo:text-align="justify" style:justify-single-word="false" fo:break-before="page"/>
      <style:text-properties fo:color="#5b9bd5" loext:opacity="100%" fo:language="es" fo:country="ES" fo:font-weight="bol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fo:color="#5b9bd5" loext:opacity="100%" fo:language="es" fo:country="ES" fo:font-weight="bold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7030a0" loext:opacity="100%" fo:language="es" fo:country="ES" fo:font-weight="bold" officeooo:rsid="0054c7fb" style:font-weight-asian="bold" style:font-weight-complex="bold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1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2" style:family="paragraph" style:parent-style-name="Contents_20_Heading" style:master-page-name="First_20_Page">
      <style:paragraph-properties style:page-number="0"/>
    </style:style>
    <style:style style:name="P33" style:family="paragraph" style:parent-style-name="Contents_20_Heading" style:master-page-name="First_20_Page">
      <style:paragraph-properties style:page-number="0"/>
      <style:text-properties fo:language="es" fo:country="ES"/>
    </style:style>
    <style:style style:name="P34" style:family="paragraph" style:parent-style-name="Heading_20_4">
      <style:paragraph-properties fo:break-before="page"/>
    </style:style>
    <style:style style:name="P35" style:family="paragraph" style:parent-style-name="List_20_Paragraph" style:list-style-name="WWNum13">
      <style:paragraph-properties fo:text-align="justify" style:justify-single-word="false"/>
      <style:text-properties fo:language="es" fo:country="ES" officeooo:rsid="00922f52" officeooo:paragraph-rsid="00922f52"/>
    </style:style>
    <style:style style:name="P36" style:family="paragraph" style:parent-style-name="List_20_Paragraph" style:list-style-name="WWNum13">
      <style:paragraph-properties fo:text-align="justify" style:justify-single-word="false"/>
      <style:text-properties fo:language="es" fo:country="ES" officeooo:paragraph-rsid="00922f52"/>
    </style:style>
    <style:style style:name="P37" style:family="paragraph" style:parent-style-name="List_20_Paragraph" style:list-style-name="WWNum13">
      <style:paragraph-properties fo:text-align="justify" style:justify-single-word="false"/>
      <style:text-properties fo:language="es" fo:country="ES"/>
    </style:style>
    <style:style style:name="P38" style:family="paragraph" style:parent-style-name="List_20_Paragraph" style:list-style-name="WWNum10">
      <style:paragraph-properties fo:text-align="justify" style:justify-single-word="false"/>
      <style:text-properties fo:language="es" fo:country="ES"/>
    </style:style>
    <style:style style:name="P39" style:family="paragraph" style:parent-style-name="List_20_Paragraph" style:list-style-name="WWNum11">
      <style:paragraph-properties fo:text-align="justify" style:justify-single-word="false"/>
      <style:text-properties fo:language="es" fo:country="ES"/>
    </style:style>
    <style:style style:name="P40" style:family="paragraph" style:parent-style-name="List_20_Paragraph" style:list-style-name="WWNum1">
      <style:paragraph-properties fo:text-align="justify" style:justify-single-word="false"/>
      <style:text-properties fo:language="es" fo:country="ES"/>
    </style:style>
    <style:style style:name="P41" style:family="paragraph" style:parent-style-name="List_20_Paragraph" style:list-style-name="WWNum1">
      <style:paragraph-properties fo:text-align="justify" style:justify-single-word="false"/>
      <style:text-properties fo:language="es" fo:country="ES" officeooo:paragraph-rsid="00a0667d"/>
    </style:style>
    <style:style style:name="P42" style:family="paragraph" style:parent-style-name="List_20_Paragraph" style:list-style-name="WWNum1">
      <style:paragraph-properties fo:text-align="justify" style:justify-single-word="false"/>
      <style:text-properties fo:language="es" fo:country="ES" officeooo:paragraph-rsid="005341e9"/>
    </style:style>
    <style:style style:name="P43" style:family="paragraph" style:parent-style-name="List_20_Paragraph" style:list-style-name="WWNum13">
      <style:paragraph-properties fo:text-align="justify" style:justify-single-word="false"/>
      <style:text-properties fo:language="es" fo:country="ES" officeooo:rsid="00e639b1"/>
    </style:style>
    <style:style style:name="T1" style:family="text">
      <style:text-properties fo:color="#5b9bd5" loext:opacity="100%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9fd13f" style:font-weight-asian="bold" style:font-weight-complex="bold"/>
    </style:style>
    <style:style style:name="T4" style:family="text">
      <style:text-properties fo:font-weight="bold" officeooo:rsid="009ff41d" style:font-weight-asian="bold" style:font-weight-complex="bold"/>
    </style:style>
    <style:style style:name="T5" style:family="text">
      <style:text-properties fo:font-weight="bold" officeooo:rsid="00a0667d" style:font-weight-asian="bold" style:font-weight-complex="bold"/>
    </style:style>
    <style:style style:name="T6" style:family="text">
      <style:text-properties fo:font-weight="bold" officeooo:rsid="00a1f12c" style:font-weight-asian="bold" style:font-weight-complex="bold"/>
    </style:style>
    <style:style style:name="T7" style:family="text">
      <style:text-properties fo:font-weight="bold" officeooo:rsid="00a3b4da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959f89" style:font-style-asian="italic" style:font-style-complex="italic"/>
    </style:style>
    <style:style style:name="T10" style:family="text">
      <style:text-properties fo:font-style="italic" officeooo:rsid="0099f64e" style:font-style-asian="italic" style:font-style-complex="italic"/>
    </style:style>
    <style:style style:name="T11" style:family="text">
      <style:text-properties fo:font-style="italic" officeooo:rsid="00a77e93" style:font-style-asian="italic" style:font-style-complex="italic"/>
    </style:style>
    <style:style style:name="T12" style:family="text">
      <style:text-properties fo:font-style="italic" officeooo:rsid="00a97c26" style:font-style-asian="italic" style:font-style-complex="italic"/>
    </style:style>
    <style:style style:name="T13" style:family="text">
      <style:text-properties fo:font-style="italic" officeooo:rsid="00aebb70" style:font-style-asian="italic" style:font-style-complex="italic"/>
    </style:style>
    <style:style style:name="T14" style:family="text">
      <style:text-properties fo:font-style="italic" officeooo:rsid="00ddfdaf" style:font-style-asian="italic" style:font-style-complex="italic"/>
    </style:style>
    <style:style style:name="T15" style:family="text">
      <style:text-properties fo:font-style="italic" officeooo:rsid="00e92f42" style:font-style-asian="italic" style:font-style-complex="italic"/>
    </style:style>
    <style:style style:name="T16" style:family="text">
      <style:text-properties fo:font-style="italic" officeooo:rsid="00ebfb96" style:font-style-asian="italic" style:font-style-complex="italic"/>
    </style:style>
    <style:style style:name="T17" style:family="text">
      <style:text-properties fo:font-style="italic" officeooo:rsid="00edada9" style:font-style-asian="italic" style:font-style-complex="italic"/>
    </style:style>
    <style:style style:name="T18" style:family="text">
      <style:text-properties officeooo:rsid="005341e9"/>
    </style:style>
    <style:style style:name="T19" style:family="text">
      <style:text-properties officeooo:rsid="0053ac38"/>
    </style:style>
    <style:style style:name="T20" style:family="text">
      <style:text-properties officeooo:rsid="0055dbce"/>
    </style:style>
    <style:style style:name="T21" style:family="text">
      <style:text-properties officeooo:rsid="0057736c"/>
    </style:style>
    <style:style style:name="T22" style:family="text">
      <style:text-properties officeooo:rsid="0058b9fe"/>
    </style:style>
    <style:style style:name="T23" style:family="text">
      <style:text-properties officeooo:rsid="005a48d2"/>
    </style:style>
    <style:style style:name="T24" style:family="text">
      <style:text-properties officeooo:rsid="005c07cb"/>
    </style:style>
    <style:style style:name="T25" style:family="text">
      <style:text-properties fo:color="#c9211e" loext:opacity="100%"/>
    </style:style>
    <style:style style:name="T26" style:family="text">
      <style:text-properties officeooo:rsid="008eb57d"/>
    </style:style>
    <style:style style:name="T27" style:family="text">
      <style:text-properties officeooo:rsid="008f0803"/>
    </style:style>
    <style:style style:name="T28" style:family="text">
      <style:text-properties officeooo:rsid="00922f52"/>
    </style:style>
    <style:style style:name="T29" style:family="text">
      <style:text-properties officeooo:rsid="0093d28a"/>
    </style:style>
    <style:style style:name="T30" style:family="text">
      <style:text-properties officeooo:rsid="00959f89"/>
    </style:style>
    <style:style style:name="T31" style:family="text">
      <style:text-properties officeooo:rsid="0097f69a"/>
    </style:style>
    <style:style style:name="T32" style:family="text">
      <style:text-properties officeooo:rsid="00990949"/>
    </style:style>
    <style:style style:name="T33" style:family="text">
      <style:text-properties officeooo:rsid="0099992e"/>
    </style:style>
    <style:style style:name="T34" style:family="text">
      <style:text-properties officeooo:rsid="0099f64e"/>
    </style:style>
    <style:style style:name="T35" style:family="text">
      <style:text-properties officeooo:rsid="009bd1e6"/>
    </style:style>
    <style:style style:name="T36" style:family="text">
      <style:text-properties officeooo:rsid="009c1936"/>
    </style:style>
    <style:style style:name="T37" style:family="text">
      <style:text-properties officeooo:rsid="009cc59c"/>
    </style:style>
    <style:style style:name="T38" style:family="text">
      <style:text-properties officeooo:rsid="009e1dac"/>
    </style:style>
    <style:style style:name="T39" style:family="text">
      <style:text-properties officeooo:rsid="009f2953"/>
    </style:style>
    <style:style style:name="T40" style:family="text">
      <style:text-properties officeooo:rsid="009fd13f"/>
    </style:style>
    <style:style style:name="T41" style:family="text">
      <style:text-properties officeooo:rsid="009ff41d"/>
    </style:style>
    <style:style style:name="T42" style:family="text">
      <style:text-properties officeooo:rsid="00a0667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officeooo:rsid="00a3b4da"/>
    </style:style>
    <style:style style:name="T45" style:family="text">
      <style:text-properties officeooo:rsid="00a488b7"/>
    </style:style>
    <style:style style:name="T46" style:family="text">
      <style:text-properties officeooo:rsid="00a5b025"/>
    </style:style>
    <style:style style:name="T47" style:family="text">
      <style:text-properties officeooo:rsid="00a77e93"/>
    </style:style>
    <style:style style:name="T48" style:family="text">
      <style:text-properties officeooo:rsid="00a97c26"/>
    </style:style>
    <style:style style:name="T49" style:family="text">
      <style:text-properties officeooo:rsid="00aaee60"/>
    </style:style>
    <style:style style:name="T50" style:family="text">
      <style:text-properties officeooo:rsid="00aca5a1"/>
    </style:style>
    <style:style style:name="T51" style:family="text">
      <style:text-properties officeooo:rsid="00ad65a6"/>
    </style:style>
    <style:style style:name="T52" style:family="text">
      <style:text-properties officeooo:rsid="00ae2fc8"/>
    </style:style>
    <style:style style:name="T53" style:family="text">
      <style:text-properties officeooo:rsid="00aebb70"/>
    </style:style>
    <style:style style:name="T54" style:family="text">
      <style:text-properties officeooo:rsid="00af97a3"/>
    </style:style>
    <style:style style:name="T55" style:family="text">
      <style:text-properties officeooo:rsid="00b17cce"/>
    </style:style>
    <style:style style:name="T56" style:family="text">
      <style:text-properties officeooo:rsid="00dd52b7"/>
    </style:style>
    <style:style style:name="T57" style:family="text">
      <style:text-properties officeooo:rsid="00dd52bc"/>
    </style:style>
    <style:style style:name="T58" style:family="text">
      <style:text-properties officeooo:rsid="00ddfdaf"/>
    </style:style>
    <style:style style:name="T59" style:family="text">
      <style:text-properties officeooo:rsid="00dff8b6"/>
    </style:style>
    <style:style style:name="T60" style:family="text">
      <style:text-properties officeooo:rsid="00e107c3"/>
    </style:style>
    <style:style style:name="T61" style:family="text">
      <style:text-properties officeooo:rsid="00e1bb18"/>
    </style:style>
    <style:style style:name="T62" style:family="text">
      <style:text-properties officeooo:rsid="00e1cff8"/>
    </style:style>
    <style:style style:name="T63" style:family="text">
      <style:text-properties officeooo:rsid="00e2ab86"/>
    </style:style>
    <style:style style:name="T64" style:family="text">
      <style:text-properties officeooo:rsid="00e319d7"/>
    </style:style>
    <style:style style:name="T65" style:family="text">
      <style:text-properties officeooo:rsid="00e3d798"/>
    </style:style>
    <style:style style:name="T66" style:family="text">
      <style:text-properties officeooo:rsid="00e55d15"/>
    </style:style>
    <style:style style:name="T67" style:family="text">
      <style:text-properties officeooo:rsid="00e92f42"/>
    </style:style>
    <style:style style:name="T68" style:family="text">
      <style:text-properties officeooo:rsid="00ebfb96"/>
    </style:style>
    <style:style style:name="T69" style:family="text">
      <style:text-properties officeooo:rsid="00edada9"/>
    </style:style>
    <style:style style:name="T70" style:family="text">
      <style:text-properties officeooo:rsid="00ee0f9c"/>
    </style:style>
    <style:style style:name="T71" style:family="text">
      <style:text-properties officeooo:rsid="00f15d5c"/>
    </style:style>
    <style:style style:name="T72" style:family="text">
      <style:text-properties officeooo:rsid="00f370f4"/>
    </style:style>
    <style:style style:name="T73" style:family="text">
      <style:text-properties officeooo:rsid="00f4ff3d"/>
    </style:style>
    <style:style style:name="T74" style:family="text">
      <style:text-properties officeooo:rsid="00f56a16"/>
    </style:style>
    <style:style style:name="T75" style:family="text">
      <style:text-properties officeooo:rsid="00f66fe8"/>
    </style:style>
    <style:style style:name="T76" style:family="text">
      <style:text-properties officeooo:rsid="00f6ddd9"/>
    </style:style>
    <style:style style:name="T77" style:family="text">
      <style:text-properties officeooo:rsid="00f6e345"/>
    </style:style>
    <style:style style:name="T78" style:family="text">
      <style:text-properties officeooo:rsid="00f6fe50"/>
    </style:style>
    <style:style style:name="T79" style:family="text">
      <style:text-properties officeooo:rsid="00f7805c"/>
    </style:style>
    <style:style style:name="T80" style:family="text">
      <style:text-properties fo:color="#ffffff" loext:opacity="100%" fo:font-weight="bold" fo:background-color="#ff0000" loext:char-shading-value="0" style:font-weight-asian="bold" style:font-weight-complex="bold"/>
    </style:style>
    <style:style style:name="T81" style:family="text">
      <style:text-properties fo:color="#ffffff" loext:opacity="100%" fo:font-weight="bold" officeooo:rsid="00b2f918" fo:background-color="#ff0000" loext:char-shading-value="0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<text:bookmark-start text:name="_Toc104821044"/><text:bookmark-start text:name="__RefHeading___Toc4021_278307303"/>INSERTAR TILES<text:bookmark-end text:name="_Toc104821044"/><text:bookmark-end text:name="__RefHeading___Toc4021_278307303"/></text:h>
      <text:p text:style-name="P3">En primer l<text:span text:style-name="T45">ugar</text:span> necesita<text:span text:style-name="T45">mos</text:span> descargar-nos <text:span text:style-name="T45">los </text:span>tiles d<text:span text:style-name="T45">e </text:span>internet:</text:p>
      <text:p text:style-name="P3"><draw:frame draw:style-name="fr1" draw:name="Imagen 71" text:anchor-type="as-char" svg:width="2.23cm" svg:height="1.326cm" draw:z-index="0"><draw:image xlink:href="Pictures/100000000000005400000032FBE8D2CA.png" xlink:type="simple" xlink:show="embed" xlink:actuate="onLoad" draw:mime-type="image/png"/><svg:desc>Imagen que contiene pasto, alimentos, foto, diferente

Descripción generada automáticamente</svg:desc></draw:frame></text:p>
      <text:p text:style-name="P3"><text:span text:style-name="T46">Pongamos que queremos insertar estos tiles. </text:span><text:span text:style-name="T50">Os tenéis que asegurar que los tiles no contengan más de 15 colores diferentes, </text:span><text:span text:style-name="T51">así que buscad tiles específicos para ROM hacking si os queréis ahorrar trabajo.</text:span></text:p>
      <text:p text:style-name="P3"><text:span text:style-name="T46">Abriremos la herramienta</text:span> tileHelperAvance.</text:p>
      <text:p text:style-name="P3"><draw:frame draw:style-name="fr1" draw:name="Imagen 70" text:anchor-type="as-char" svg:width="12.305cm" svg:height="8.812cm" draw:z-index="1"><draw:image xlink:href="Pictures/10000001000001D10000014D0C4B1B7D.png" xlink:type="simple" xlink:show="embed" xlink:actuate="onLoad" draw:mime-type="image/png"/><svg:desc>Interfaz de usuario gráfica, Texto, Aplicación

Descripción generada automáticamente</svg:desc></draw:frame></text:p>
      <text:p text:style-name="P3"><text:span text:style-name="T47">Y abrimos el archivo del tile</text:span>:</text:p>
      <text:p text:style-name="P3"><draw:frame draw:style-name="fr1" draw:name="Imagen 72" text:anchor-type="as-char" svg:width="4.394cm" svg:height="4.022cm" draw:z-index="2"><draw:image xlink:href="Pictures/10000001000000A600000098E27B350E.png" xlink:type="simple" xlink:show="embed" xlink:actuate="onLoad" draw:mime-type="image/png"/><svg:desc>Interfaz de usuario gráfica, Aplicación

Descripción generada automáticamente</svg:desc></draw:frame></text:p>
      <text:p text:style-name="P3"><text:soft-page-break/><draw:frame draw:style-name="fr1" draw:name="Imagen 73" text:anchor-type="as-char" svg:width="12.305cm" svg:height="8.865cm" draw:z-index="3"><draw:image xlink:href="Pictures/10000001000001D10000014F42927CE6.png" xlink:type="simple" xlink:show="embed" xlink:actuate="onLoad" draw:mime-type="image/png"/><svg:desc>Interfaz de usuario gráfica, Texto, Aplicación

Descripción generada automáticamente</svg:desc></draw:frame></text:p>
      <text:p text:style-name="P3">Clique<text:span text:style-name="T47">amos en “</text:span><text:span text:style-name="T8">C</text:span><text:span text:style-name="T11">onvert tileset</text:span>”:</text:p>
      <text:p text:style-name="P3"><draw:frame draw:style-name="fr1" draw:name="Imagen 74" text:anchor-type="as-char" svg:width="10.664cm" svg:height="3.836cm" draw:z-index="4"><draw:image xlink:href="Pictures/1000000100000193000000914588944F.png" xlink:type="simple" xlink:show="embed" xlink:actuate="onLoad" draw:mime-type="image/png"/><svg:desc>Interfaz de usuario gráfica

Descripción generada automáticamente con confianza media</svg:desc></draw:frame></text:p>
      <text:p text:style-name="P13">Nos saldrá una especie de error, no sufráis, es normal.</text:p>
      <text:p text:style-name="P3"><draw:frame draw:style-name="fr1" draw:name="Imagen 75" text:anchor-type="as-char" svg:width="12.226cm" svg:height="8.865cm" draw:z-index="5"><draw:image xlink:href="Pictures/10000001000001CE0000014F193592C6.png" xlink:type="simple" xlink:show="embed" xlink:actuate="onLoad" draw:mime-type="image/png"/><svg:desc>Interfaz de usuario gráfica

Descripción generada automáticamente</svg:desc></draw:frame></text:p>
      <text:p text:style-name="P3"><text:soft-page-break/>Seleccion<text:span text:style-name="T48">a</text:span>m<text:span text:style-name="T48">os</text:span> “<text:span text:style-name="T8">S</text:span><text:span text:style-name="T12">ave palette</text:span>” <text:span text:style-name="T48">y </text:span>guardem<text:span text:style-name="T48">os</text:span> <text:span text:style-name="T48">el </text:span>a<text:span text:style-name="T48">rchivo</text:span> com<text:span text:style-name="T48">o</text:span> “<text:span text:style-name="T8">A</text:span><text:span text:style-name="T12">dvance</text:span><text:span text:style-name="T8">M</text:span><text:span text:style-name="T12">ap</text:span><text:span text:style-name="T8"> 1.92-P</text:span><text:span text:style-name="T12">alette</text:span><text:span text:style-name="T8"> </text:span><text:span text:style-name="T12">(</text:span><text:span text:style-name="T8">.</text:span><text:span text:style-name="T12">pal)</text:span>” en <text:span text:style-name="T48">mi</text:span> cas, si <text:span text:style-name="T48">usais</text:span> A-Map 1.95 <text:span text:style-name="T48">ya sabeis</text:span>...</text:p>
      <text:p text:style-name="P3"><draw:frame draw:style-name="fr1" draw:name="Imagen 76" text:anchor-type="as-char" svg:width="5.823cm" svg:height="2.064cm" draw:z-index="6"><draw:image xlink:href="Pictures/10000001000000DC0000004EE58294F3.png" xlink:type="simple" xlink:show="embed" xlink:actuate="onLoad" draw:mime-type="image/png"/><svg:desc>Interfaz de usuario gráfica, Texto, Aplicación

Descripción generada automáticamente</svg:desc></draw:frame></text:p>
      <text:p text:style-name="P3">A<text:span text:style-name="T48">hora abrimos a</text:span>brim<text:span text:style-name="T48">os </text:span>AdvanceMap <text:span text:style-name="T48">y en el B</text:span>lock Editor <text:span text:style-name="T48">seleccionamos lo</text:span> siguiente:</text:p>
      <text:p text:style-name="P3"><draw:frame draw:style-name="fr1" draw:name="Imagen 77" text:anchor-type="as-char" svg:width="7.833cm" svg:height="3.598cm" draw:z-index="7"><draw:image xlink:href="Pictures/10000001000001280000008864C6718F.png" xlink:type="simple" xlink:show="embed" xlink:actuate="onLoad" draw:mime-type="image/png"/><svg:desc>Interfaz de usuario gráfica, Texto, Aplicación

Descripción generada automáticamente</svg:desc></draw:frame></text:p>
      <text:p text:style-name="P3">Seleccion<text:span text:style-name="T49">amos</text:span> <text:span text:style-name="T49">el </text:span>ar<text:span text:style-name="T49">chivo</text:span> .pal que <text:span text:style-name="T49">hemos </text:span>guarda<text:span text:style-name="T49">do hace un momento</text:span>. <text:span text:style-name="T50">Esto nos cargará la paleta que tenía nuestro tile. </text:span><text:span text:style-name="T52">Ahora vamos a “</text:span><text:span text:style-name="T8">Picture</text:span>” <text:span text:style-name="T52">y guardamos el tileset 2</text:span>.</text:p>
      <text:p text:style-name="P3"><draw:frame draw:style-name="fr1" draw:name="Imagen 78" text:anchor-type="as-char" svg:width="4.657cm" svg:height="4.26cm" draw:z-index="8"><draw:image xlink:href="Pictures/10000001000000B0000000A1A03B752D.png" xlink:type="simple" xlink:show="embed" xlink:actuate="onLoad" draw:mime-type="image/png"/><svg:desc>Interfaz de usuario gráfica, Texto, Aplicación

Descripción generada automáticamente</svg:desc></draw:frame></text:p>
      <text:p text:style-name="P3"><text:span text:style-name="T53">Nos lo hará guardar en formato</text:span> “<text:span text:style-name="T8">Device In</text:span><text:span text:style-name="T13">t</text:span><text:span text:style-name="T8">epende</text:span><text:span text:style-name="T13">n</text:span><text:span text:style-name="T8">t Bitmap o .dib</text:span>”</text:p>
      <text:p text:style-name="P3"><draw:frame draw:style-name="fr1" draw:name="Imagen 79" text:anchor-type="as-char" svg:width="6.352cm" svg:height="1.376cm" draw:z-index="9"><draw:image xlink:href="Pictures/10000001000000F000000034124FC0DA.png" xlink:type="simple" xlink:show="embed" xlink:actuate="onLoad" draw:mime-type="image/png"/><svg:desc>Interfaz de usuario gráfica, Texto, Aplicación

Descripción generada automáticamente</svg:desc></draw:frame></text:p>
      <text:p text:style-name="P3">A<text:span text:style-name="T53">hora abrimos este archivo con Paint o similares</text:span> <text:span text:style-name="T53">y</text:span> <text:span text:style-name="T53">pegamos en este archivo el tile que queríamos insertar</text:span>.</text:p>
      <text:p text:style-name="P3"><text:soft-page-break/><draw:frame draw:style-name="fr1" draw:name="Imagen 80" text:anchor-type="as-char" svg:width="15cm" svg:height="9.566cm" draw:z-index="10"><draw:image xlink:href="Pictures/10000001000002860000019CFC103798.png" xlink:type="simple" xlink:show="embed" xlink:actuate="onLoad" draw:mime-type="image/png"/><svg:desc>Interfaz de usuario gráfica

Descripción generada automáticamente</svg:desc></draw:frame></text:p>
      <text:p text:style-name="P3">Quedaría <text:span text:style-name="T54">así</text:span> inserta<text:span text:style-name="T54">do</text:span>:</text:p>
      <text:p text:style-name="P3"><draw:frame draw:style-name="fr1" draw:name="Imagen 81" text:anchor-type="as-char" svg:width="15cm" svg:height="10.469cm" draw:z-index="11"><draw:image xlink:href="Pictures/100000010000027F000001BE6A92C6F9.png" xlink:type="simple" xlink:show="embed" xlink:actuate="onLoad" draw:mime-type="image/png"/><svg:desc>Imagen de la pantalla de un video juego

Descripción generada automáticamente con confianza baja</svg:desc></draw:frame></text:p>
      <text:p text:style-name="P3">Guardem<text:span text:style-name="T55">os</text:span> <text:span text:style-name="T55">y vamos a </text:span>Advanced Map de <text:span text:style-name="T55">nuevo</text:span></text:p>
      <text:p text:style-name="P14">Entonces hacemos lo siguiente:</text:p>
      <text:p text:style-name="P3"><text:soft-page-break/><draw:frame draw:style-name="fr1" draw:name="Imagen 82" text:anchor-type="as-char" svg:width="4.738cm" svg:height="4.156cm" draw:z-index="12"><draw:image xlink:href="Pictures/10000001000000B30000009DE9413A9A.png" xlink:type="simple" xlink:show="embed" xlink:actuate="onLoad" draw:mime-type="image/png"/><svg:desc>Interfaz de usuario gráfica, Texto, Aplicación

Descripción generada automáticamente</svg:desc></draw:frame></text:p>
      <text:p text:style-name="P3"><text:span text:style-name="T80">EL RESULTA</text:span><text:span text:style-name="T81">DO </text:span><text:span text:style-name="T80">FINAL NO </text:span><text:span text:style-name="T81">FUE SATISFACTORIO</text:span><text:bookmark text:name="_Toc10482104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ormal" style:font-family-generic="swiss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 style:master-page-name="">
      <style:paragraph-properties fo:margin-top="0.071cm" fo:margin-bottom="0cm" style:contextual-spacing="false" fo:keep-together="always" style:page-number="auto" fo:keep-with-next="always"/>
      <style:text-properties fo:color="#1f3763" loext:opacity="100%" style:font-name="Arial" fo:font-family="Arial" style:font-style-name="Normal" style:font-family-generic="swiss" style:font-pitch="variable" fo:font-size="14pt" fo:font-weight="bold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s" style:country-asian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es" style:country-asian="E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Calibri1" style:font-family-asian="Calibri" style:font-family-generic-asian="system" style:font-pitch-asian="variable" style:language-asian="es" style:country-asian="ES"/>
    </style:style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>
      <style:text-properties fo:font-weight="normal" style:font-weight-asian="normal" style:font-weight-complex="normal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-complex="Wingdings" style:font-family-complex="Wingdings" style:font-family-generic-complex="system" style:font-pitch-complex="variable"/>
    </style:style>
    <style:style style:name="ListLabel_20_119" style:display-name="ListLabel 119" style:family="text">
      <style:text-properties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146" style:display-name="ListLabel 146" style:family="text">
      <style:text-properties style:font-name-complex="Courier New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1%.%2%." style:num-suffix="." style:num-format="1" text:start-value="0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2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3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3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3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3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3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52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52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KEMON OSONA</dc:title>
    <dc:subject>La primera aventura Pokèmon a Osona i Vic</dc:subject>
    <meta:initial-creator>Enrique Seco Orriols</meta:initial-creator>
    <meta:editing-cycles>4507</meta:editing-cycles>
    <meta:creation-date>2022-03-01T16:57:00</meta:creation-date>
    <dc:date>2024-02-04T16:20:23.546688450</dc:date>
    <dc:language>es-ES</dc:language>
    <meta:editing-duration>P2DT2H58M29S</meta:editing-duration>
    <meta:generator>LibreOffice/7.6.4.1$Linux_X86_64 LibreOffice_project/60$Build-1</meta:generator>
    <meta:document-statistic meta:table-count="0" meta:image-count="13" meta:object-count="0" meta:page-count="5" meta:paragraph-count="30" meta:word-count="179" meta:character-count="1127" meta:non-whitespace-character-count="965"/>
    <meta:user-defined meta:name="AppVersion">16.0000</meta:user-defined>
    <meta:user-defined meta:name="Company">TREBALL DE FI DE CICLE</meta:user-defined>
    <meta:template xlink:type="simple" xlink:actuate="onRequest" xlink:title="Normal.dotm" xlink:href=""/>
  </office:meta>
</office:document-meta>
</file>